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89in"/>
    </style:style>
    <style:style style:name="co2" style:family="table-column">
      <style:table-column-properties fo:break-before="auto" style:column-width="0.879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ro4" style:family="table-row">
      <style:table-row-properties style:row-height="0.4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0"/>
    <style:style style:name="ce3" style:family="table-cell" style:parent-style-name="Default" style:data-style-name="N125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opulation_Calibration" table:style-name="ta1">
        <table:shapes>
          <draw:frame draw:z-index="0" draw:style-name="gr1" draw:text-style-name="P1" svg:width="6.2957in" svg:height="3.5441in" svg:x="1.0965in" svg:y="2.2996in">
            <draw:object draw:notify-on-update-of-ranges="Population_Calibration.A2:Population_Calibration.A12 Population_Calibration.E2:Population_Calibration.E12 Population_Calibration.A2:Population_Calibration.A12 Population_Calibration.F2:Population_Calibration.F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3" table:number-columns-repeated="4" table:default-cell-style-name="ce2"/>
        <table:table-column table:style-name="co3" table:number-columns-repeated="2" table:default-cell-style-name="ce3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Population</text:p>
          </table:table-cell>
          <table:table-cell table:style-name="Default" table:number-columns-repeated="6"/>
          <table:table-cell table:formula="of:=AVERAGE([.I2:.I10])" office:value-type="float" office:value="0.00653431409452979" calcext:value-type="float">
            <text:p>0.00653</text:p>
          </table:table-cell>
          <table:table-cell table:formula="of:=AVERAGE([.J2:.J10])" office:value-type="float" office:value="0.0065614266920693" calcext:value-type="float">
            <text:p>0.0065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650.4" calcext:value-type="float">
            <text:p>1650.4</text:p>
          </table:table-cell>
          <table:table-cell table:formula="of:=[.B2]/1000" office:value-type="float" office:value="1.6504" calcext:value-type="float">
            <text:p>1.7</text:p>
          </table:table-cell>
          <table:table-cell office:value-type="float" office:value="1.6" calcext:value-type="float">
            <text:p>1.6</text:p>
          </table:table-cell>
          <table:table-cell table:formula="of:=LOG([.C2])" office:value-type="float" office:value="0.217589214965095" calcext:value-type="float">
            <text:p>0.218</text:p>
          </table:table-cell>
          <table:table-cell table:formula="of:=LOG([.D2])" office:value-type="float" office:value="0.204119982655925" calcext:value-type="float">
            <text:p>0.204</text:p>
          </table:table-cell>
          <table:table-cell table:formula="of:=[.E3]-[.E2]" office:value-type="float" office:value="0.0906549617755112" calcext:value-type="float">
            <text:p>0.091</text:p>
          </table:table-cell>
          <table:table-cell table:formula="of:=[.F3]-[.F2]" office:value-type="float" office:value="0.0969100130080563" calcext:value-type="float">
            <text:p>0.097</text:p>
          </table:table-cell>
          <table:table-cell table:formula="of:=[.G2]/([.A3]-[.A2])" office:value-type="float" office:value="0.00335759117687078" calcext:value-type="float">
            <text:p>0.00336</text:p>
          </table:table-cell>
          <table:table-cell table:formula="of:=[.H2]/([.A3]-[.A2])" office:value-type="float" office:value="0.00358925974103912" calcext:value-type="float">
            <text:p>0.00359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2033.5" calcext:value-type="float">
            <text:p>2033.5</text:p>
          </table:table-cell>
          <table:table-cell table:formula="of:=[.B3]/1000" office:value-type="float" office:value="2.0335" calcext:value-type="float">
            <text:p>2.0</text:p>
          </table:table-cell>
          <table:table-cell office:value-type="float" office:value="2" calcext:value-type="float">
            <text:p>2.0</text:p>
          </table:table-cell>
          <table:table-cell table:formula="of:=LOG([.C3])" office:value-type="float" office:value="0.308244176740606" calcext:value-type="float">
            <text:p>0.308</text:p>
          </table:table-cell>
          <table:table-cell table:formula="of:=LOG([.D3])" office:value-type="float" office:value="0.301029995663981" calcext:value-type="float">
            <text:p>0.301</text:p>
          </table:table-cell>
          <table:table-cell table:formula="of:=[.E4]-[.E3]" office:value-type="float" office:value="0.134580382447032" calcext:value-type="float">
            <text:p>0.135</text:p>
          </table:table-cell>
          <table:table-cell table:formula="of:=[.F4]-[.F3]" office:value-type="float" office:value="0.146128035678238" calcext:value-type="float">
            <text:p>0.146</text:p>
          </table:table-cell>
          <table:table-cell table:formula="of:=[.G3]/([.A4]-[.A3])" office:value-type="float" office:value="0.00480644223025114" calcext:value-type="float">
            <text:p>0.00481</text:p>
          </table:table-cell>
          <table:table-cell table:formula="of:=[.H3]/([.A4]-[.A3])" office:value-type="float" office:value="0.00521885841707993" calcext:value-type="float">
            <text:p>0.00522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2772.2" calcext:value-type="float">
            <text:p>2772.2</text:p>
          </table:table-cell>
          <table:table-cell table:formula="of:=[.B4]/1000" office:value-type="float" office:value="2.7722" calcext:value-type="float">
            <text:p>2.8</text:p>
          </table:table-cell>
          <table:table-cell office:value-type="float" office:value="2.8" calcext:value-type="float">
            <text:p>2.8</text:p>
          </table:table-cell>
          <table:table-cell table:formula="of:=LOG([.C4])" office:value-type="float" office:value="0.442824559187638" calcext:value-type="float">
            <text:p>0.443</text:p>
          </table:table-cell>
          <table:table-cell table:formula="of:=LOG([.D4])" office:value-type="float" office:value="0.447158031342219" calcext:value-type="float">
            <text:p>0.447</text:p>
          </table:table-cell>
          <table:table-cell table:formula="of:=[.E5]-[.E4]" office:value-type="float" office:value="0.0808698931940295" calcext:value-type="float">
            <text:p>0.081</text:p>
          </table:table-cell>
          <table:table-cell table:formula="of:=[.F5]-[.F4]" office:value-type="float" office:value="0.0713559085356683" calcext:value-type="float">
            <text:p>0.071</text:p>
          </table:table-cell>
          <table:table-cell table:formula="of:=[.G4]/([.A5]-[.A4])" office:value-type="float" office:value="0.00808698931940295" calcext:value-type="float">
            <text:p>0.00809</text:p>
          </table:table-cell>
          <table:table-cell table:formula="of:=[.H4]/([.A5]-[.A4])" office:value-type="float" office:value="0.00713559085356683" calcext:value-type="float">
            <text:p>0.00714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3339.6" calcext:value-type="float">
            <text:p>3339.6</text:p>
          </table:table-cell>
          <table:table-cell table:formula="of:=[.B5]/1000" office:value-type="float" office:value="3.3396" calcext:value-type="float">
            <text:p>3.3</text:p>
          </table:table-cell>
          <table:table-cell office:value-type="float" office:value="3.3" calcext:value-type="float">
            <text:p>3.3</text:p>
          </table:table-cell>
          <table:table-cell table:formula="of:=LOG([.C5])" office:value-type="float" office:value="0.523694452381668" calcext:value-type="float">
            <text:p>0.524</text:p>
          </table:table-cell>
          <table:table-cell table:formula="of:=LOG([.D5])" office:value-type="float" office:value="0.518513939877887" calcext:value-type="float">
            <text:p>0.519</text:p>
          </table:table-cell>
          <table:table-cell table:formula="of:=[.E6]-[.E5]" office:value-type="float" office:value="0.0868698998870926" calcext:value-type="float">
            <text:p>0.087</text:p>
          </table:table-cell>
          <table:table-cell table:formula="of:=[.F6]-[.F5]" office:value-type="float" office:value="0.0835460514500749" calcext:value-type="float">
            <text:p>0.084</text:p>
          </table:table-cell>
          <table:table-cell table:formula="of:=[.G5]/([.A6]-[.A5])" office:value-type="float" office:value="0.00868698998870926" calcext:value-type="float">
            <text:p>0.00869</text:p>
          </table:table-cell>
          <table:table-cell table:formula="of:=[.H5]/([.A6]-[.A5])" office:value-type="float" office:value="0.00835460514500749" calcext:value-type="float">
            <text:p>0.00835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4079.1" calcext:value-type="float">
            <text:p>4079.1</text:p>
          </table:table-cell>
          <table:table-cell table:formula="of:=[.B6]/1000" office:value-type="float" office:value="4.0791" calcext:value-type="float">
            <text:p>4.1</text:p>
          </table:table-cell>
          <table:table-cell office:value-type="float" office:value="4" calcext:value-type="float">
            <text:p>4.0</text:p>
          </table:table-cell>
          <table:table-cell table:formula="of:=LOG([.C6])" office:value-type="float" office:value="0.61056435226876" calcext:value-type="float">
            <text:p>0.611</text:p>
          </table:table-cell>
          <table:table-cell table:formula="of:=LOG([.D6])" office:value-type="float" office:value="0.602059991327962" calcext:value-type="float">
            <text:p>0.602</text:p>
          </table:table-cell>
          <table:table-cell table:formula="of:=[.E7]-[.E6]" office:value-type="float" office:value="0.0386146777793832" calcext:value-type="float">
            <text:p>0.039</text:p>
          </table:table-cell>
          <table:table-cell table:formula="of:=[.F7]-[.F6]" office:value-type="float" office:value="0.0511525224473813" calcext:value-type="float">
            <text:p>0.051</text:p>
          </table:table-cell>
          <table:table-cell table:formula="of:=[.G6]/([.A7]-[.A6])" office:value-type="float" office:value="0.00772293555587664" calcext:value-type="float">
            <text:p>0.00772</text:p>
          </table:table-cell>
          <table:table-cell table:formula="of:=[.H6]/([.A7]-[.A6])" office:value-type="float" office:value="0.0102305044894763" calcext:value-type="float">
            <text:p>0.0102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4458.4" calcext:value-type="float">
            <text:p>4458.4</text:p>
          </table:table-cell>
          <table:table-cell table:formula="of:=[.B7]/1000" office:value-type="float" office:value="4.4584" calcext:value-type="float">
            <text:p>4.5</text:p>
          </table:table-cell>
          <table:table-cell office:value-type="float" office:value="4.5" calcext:value-type="float">
            <text:p>4.5</text:p>
          </table:table-cell>
          <table:table-cell table:formula="of:=LOG([.C7])" office:value-type="float" office:value="0.649179030048144" calcext:value-type="float">
            <text:p>0.649</text:p>
          </table:table-cell>
          <table:table-cell table:formula="of:=LOG([.D7])" office:value-type="float" office:value="0.653212513775344" calcext:value-type="float">
            <text:p>0.653</text:p>
          </table:table-cell>
          <table:table-cell table:formula="of:=[.E8]-[.E7]" office:value-type="float" office:value="0.0386886735698446" calcext:value-type="float">
            <text:p>0.039</text:p>
          </table:table-cell>
          <table:table-cell table:formula="of:=[.F8]-[.F7]" office:value-type="float" office:value="0.0325292248269199" calcext:value-type="float">
            <text:p>0.033</text:p>
          </table:table-cell>
          <table:table-cell table:formula="of:=[.G7]/([.A8]-[.A7])" office:value-type="float" office:value="0.00773773471396892" calcext:value-type="float">
            <text:p>0.00774</text:p>
          </table:table-cell>
          <table:table-cell table:formula="of:=[.H7]/([.A8]-[.A7])" office:value-type="float" office:value="0.00650584496538398" calcext:value-type="float">
            <text:p>0.0065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4873.8" calcext:value-type="float">
            <text:p>4873.8</text:p>
          </table:table-cell>
          <table:table-cell table:formula="of:=[.B8]/1000" office:value-type="float" office:value="4.8738" calcext:value-type="float">
            <text:p>4.9</text:p>
          </table:table-cell>
          <table:table-cell office:value-type="float" office:value="4.85" calcext:value-type="float">
            <text:p>4.9</text:p>
          </table:table-cell>
          <table:table-cell table:formula="of:=LOG([.C8])" office:value-type="float" office:value="0.687867703617988" calcext:value-type="float">
            <text:p>0.688</text:p>
          </table:table-cell>
          <table:table-cell table:formula="of:=LOG([.D8])" office:value-type="float" office:value="0.685741738602264" calcext:value-type="float">
            <text:p>0.686</text:p>
          </table:table-cell>
          <table:table-cell table:formula="of:=[.E9]-[.E8]" office:value-type="float" office:value="0.0719134205093762" calcext:value-type="float">
            <text:p>0.072</text:p>
          </table:table-cell>
          <table:table-cell table:formula="of:=[.F9]-[.F8]" office:value-type="float" office:value="0.0701331170702278" calcext:value-type="float">
            <text:p>0.070</text:p>
          </table:table-cell>
          <table:table-cell table:formula="of:=[.G8]/([.A9]-[.A8])" office:value-type="float" office:value="0.00719134205093762" calcext:value-type="float">
            <text:p>0.00719</text:p>
          </table:table-cell>
          <table:table-cell table:formula="of:=[.H8]/([.A9]-[.A8])" office:value-type="float" office:value="0.00701331170702278" calcext:value-type="float">
            <text:p>0.0070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5751.5" calcext:value-type="float">
            <text:p>5751.5</text:p>
          </table:table-cell>
          <table:table-cell table:formula="of:=[.B9]/1000" office:value-type="float" office:value="5.7515" calcext:value-type="float">
            <text:p>5.8</text:p>
          </table:table-cell>
          <table:table-cell office:value-type="float" office:value="5.7" calcext:value-type="float">
            <text:p>5.7</text:p>
          </table:table-cell>
          <table:table-cell table:formula="of:=LOG([.C9])" office:value-type="float" office:value="0.759781124127364" calcext:value-type="float">
            <text:p>0.760</text:p>
          </table:table-cell>
          <table:table-cell table:formula="of:=LOG([.D9])" office:value-type="float" office:value="0.755874855672491" calcext:value-type="float">
            <text:p>0.756</text:p>
          </table:table-cell>
          <table:table-cell table:formula="of:=[.E10]-[.E9]" office:value-type="float" office:value="0.0231857124507516" calcext:value-type="float">
            <text:p>0.023</text:p>
          </table:table-cell>
          <table:table-cell table:formula="of:=[.F10]-[.F9]" office:value-type="float" office:value="0.0222763947111522" calcext:value-type="float">
            <text:p>0.022</text:p>
          </table:table-cell>
          <table:table-cell table:formula="of:=[.G9]/([.A10]-[.A9])" office:value-type="float" office:value="0.00579642811268791" calcext:value-type="float">
            <text:p>0.00580</text:p>
          </table:table-cell>
          <table:table-cell table:formula="of:=[.H9]/([.A10]-[.A9])" office:value-type="float" office:value="0.00556909867778804" calcext:value-type="float">
            <text:p>0.0055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066.9" calcext:value-type="float">
            <text:p>6066.9</text:p>
          </table:table-cell>
          <table:table-cell table:formula="of:=[.B10]/1000" office:value-type="float" office:value="6.0669" calcext:value-type="float">
            <text:p>6.1</text:p>
          </table:table-cell>
          <table:table-cell office:value-type="float" office:value="6" calcext:value-type="float">
            <text:p>6.0</text:p>
          </table:table-cell>
          <table:table-cell table:formula="of:=LOG([.C10])" office:value-type="float" office:value="0.782966836578116" calcext:value-type="float">
            <text:p>0.783</text:p>
          </table:table-cell>
          <table:table-cell table:formula="of:=LOG([.D10])" office:value-type="float" office:value="0.778151250383644" calcext:value-type="float">
            <text:p>0.778</text:p>
          </table:table-cell>
          <table:table-cell table:formula="of:=[.E11]-[.E10]" office:value-type="float" office:value="0.0542237370206285" calcext:value-type="float">
            <text:p>0.054</text:p>
          </table:table-cell>
          <table:table-cell table:formula="of:=[.F11]-[.F10]" office:value-type="float" office:value="0.0543576623225928" calcext:value-type="float">
            <text:p>0.054</text:p>
          </table:table-cell>
          <table:table-cell table:formula="of:=[.G10]/([.A11]-[.A10])" office:value-type="float" office:value="0.00542237370206286" calcext:value-type="float">
            <text:p>0.00542</text:p>
          </table:table-cell>
          <table:table-cell table:formula="of:=[.H10]/([.A11]-[.A10])" office:value-type="float" office:value="0.00543576623225928" calcext:value-type="float">
            <text:p>0.0054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873.7" calcext:value-type="float">
            <text:p>6873.7</text:p>
          </table:table-cell>
          <table:table-cell table:formula="of:=[.B11]/1000" office:value-type="float" office:value="6.8737" calcext:value-type="float">
            <text:p>6.9</text:p>
          </table:table-cell>
          <table:table-cell office:value-type="float" office:value="6.8" calcext:value-type="float">
            <text:p>6.8</text:p>
          </table:table-cell>
          <table:table-cell table:formula="of:=LOG([.C11])" office:value-type="float" office:value="0.837190573598745" calcext:value-type="float">
            <text:p>0.837</text:p>
          </table:table-cell>
          <table:table-cell table:formula="of:=LOG([.D11])" office:value-type="float" office:value="0.832508912706236" calcext:value-type="float">
            <text:p>0.833</text:p>
          </table:table-cell>
          <table:table-cell table:style-name="Default"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556.1" calcext:value-type="float">
            <text:p>7556.1</text:p>
          </table:table-cell>
          <table:table-cell table:formula="of:=[.B12]/1000" office:value-type="float" office:value="7.5561" calcext:value-type="float">
            <text:p>7.6</text:p>
          </table:table-cell>
          <table:table-cell/>
          <table:table-cell table:formula="of:=LOG([.C12])" office:value-type="float" office:value="0.878297696888865" calcext:value-type="float">
            <text:p>0.878</text:p>
          </table:table-cell>
          <table:table-cell/>
          <table:table-cell table:style-name="Default" table:number-columns-repeated="4"/>
        </table:table-row>
      </table:table>
      <table:table table:name="Sheet2" table:style-name="ta1">
        <table:table-column table:style-name="co3" table:default-cell-style-name="ce5"/>
        <table:table-column table:style-name="co3" table:number-columns-repeated="6" table:default-cell-style-name="ce6"/>
        <table:table-row table:style-name="ro2">
          <table:table-cell table:style-name="ce4" office:value-type="string" calcext:value-type="string">
            <text:p>Assam States---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Manipur</text:p>
          </table:table-cell>
          <table:table-cell office:value-type="float" office:value="8620" calcext:value-type="float">
            <text:p>8620</text:p>
          </table:table-cell>
          <table:table-cell office:value-type="float" office:value="1373" calcext:value-type="float">
            <text:p>1373</text:p>
          </table:table-cell>
          <table:table-cell office:value-type="float" office:value="89151" calcext:value-type="float">
            <text:p>89151</text:p>
          </table:table-cell>
          <table:table-cell office:value-type="float" office:value="445606" calcext:value-type="float">
            <text:p>445606</text:p>
          </table:table-cell>
          <table:table-cell office:value-type="float" office:value="215815" calcext:value-type="float">
            <text:p>215815</text:p>
          </table:table-cell>
          <table:table-cell office:value-type="float" office:value="229791" calcext:value-type="float">
            <text:p>229791</text:p>
          </table:table-cell>
        </table:table-row>
        <table:table-row table:style-name="ro1">
          <table:table-cell table:style-name="ce4" office:value-type="string" calcext:value-type="string" table:number-columns-spanned="7" table:number-rows-spanned="1">
            <text:p>Baluchistan States</text:p>
          </table:table-cell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Kalat</text:p>
          </table:table-cell>
          <table:table-cell office:value-type="float" office:value="73278" calcext:value-type="float">
            <text:p>73278</text:p>
          </table:table-cell>
          <table:table-cell office:value-type="float" office:value="1801" calcext:value-type="float">
            <text:p>1801</text:p>
          </table:table-cell>
          <table:table-cell office:value-type="float" office:value="65007" calcext:value-type="float">
            <text:p>65007</text:p>
          </table:table-cell>
          <table:table-cell office:value-type="float" office:value="342101" calcext:value-type="float">
            <text:p>342101</text:p>
          </table:table-cell>
          <table:table-cell office:value-type="float" office:value="184915" calcext:value-type="float">
            <text:p>184915</text:p>
          </table:table-cell>
          <table:table-cell office:value-type="float" office:value="157186" calcext:value-type="float">
            <text:p>157186</text:p>
          </table:table-cell>
        </table:table-row>
        <table:table-row table:style-name="ro1">
          <table:table-cell table:style-name="ce4" office:value-type="string" calcext:value-type="string" table:number-columns-spanned="7" table:number-rows-spanned="1">
            <text:p>Bengal states</text:p>
          </table:table-cell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Cooch Bihar</text:p>
          </table:table-cell>
          <table:table-cell office:value-type="float" office:value="1318" calcext:value-type="float">
            <text:p>1318</text:p>
          </table:table-cell>
          <table:table-cell office:value-type="float" office:value="1204" calcext:value-type="float">
            <text:p>1204</text:p>
          </table:table-cell>
          <table:table-cell office:value-type="float" office:value="116813" calcext:value-type="float">
            <text:p>116813</text:p>
          </table:table-cell>
          <table:table-cell office:value-type="float" office:value="590886" calcext:value-type="float">
            <text:p>590886</text:p>
          </table:table-cell>
          <table:table-cell office:value-type="float" office:value="313230" calcext:value-type="float">
            <text:p>313230</text:p>
          </table:table-cell>
          <table:table-cell office:value-type="float" office:value="277656" calcext:value-type="float">
            <text:p>277656</text:p>
          </table:table-cell>
        </table:table-row>
        <table:table-row table:style-name="ro1">
          <table:table-cell office:value-type="string" calcext:value-type="string">
            <text:p>Tripura</text:p>
          </table:table-cell>
          <table:table-cell office:value-type="float" office:value="4116" calcext:value-type="float">
            <text:p>4116</text:p>
          </table:table-cell>
          <table:table-cell office:value-type="float" office:value="3383" calcext:value-type="float">
            <text:p>3383</text:p>
          </table:table-cell>
          <table:table-cell office:value-type="float" office:value="72318" calcext:value-type="float">
            <text:p>72318</text:p>
          </table:table-cell>
          <table:table-cell office:value-type="float" office:value="382450" calcext:value-type="float">
            <text:p>382450</text:p>
          </table:table-cell>
          <table:table-cell office:value-type="float" office:value="202932" calcext:value-type="float">
            <text:p>202932</text:p>
          </table:table-cell>
          <table:table-cell office:value-type="float" office:value="179518" calcext:value-type="float">
            <text:p>179518</text:p>
          </table:table-cell>
        </table:table-row>
        <table:table-row table:style-name="ro1">
          <table:table-cell table:style-name="ce4" office:value-type="string" calcext:value-type="string" table:number-columns-spanned="7" table:number-rows-spanned="1">
            <text:p>Bihar and Orissa States</text:p>
          </table:table-cell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Mayurbhanj</text:p>
          </table:table-cell>
          <table:table-cell office:value-type="float" office:value="4243" calcext:value-type="float">
            <text:p>4243</text:p>
          </table:table-cell>
          <table:table-cell office:value-type="float" office:value="3709" calcext:value-type="float">
            <text:p>3709</text:p>
          </table:table-cell>
          <table:table-cell office:value-type="float" office:value="169674" calcext:value-type="float">
            <text:p>169674</text:p>
          </table:table-cell>
          <table:table-cell office:value-type="float" office:value="889603" calcext:value-type="float">
            <text:p>889603</text:p>
          </table:table-cell>
          <table:table-cell office:value-type="float" office:value="442378" calcext:value-type="float">
            <text:p>442378</text:p>
          </table:table-cell>
          <table:table-cell office:value-type="float" office:value="447225" calcext:value-type="float">
            <text:p>447225</text:p>
          </table:table-cell>
        </table:table-row>
        <table:table-row table:style-name="ro1">
          <table:table-cell table:style-name="ce4" office:value-type="string" calcext:value-type="string" table:number-columns-spanned="7" table:number-rows-spanned="1">
            <text:p>Bombay States</text:p>
          </table:table-cell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Kolhapur</text:p>
          </table:table-cell>
          <table:table-cell office:value-type="float" office:value="3217" calcext:value-type="float">
            <text:p>3217</text:p>
          </table:table-cell>
          <table:table-cell office:value-type="float" office:value="1054" calcext:value-type="float">
            <text:p>1054</text:p>
          </table:table-cell>
          <table:table-cell office:value-type="float" office:value="182464" calcext:value-type="float">
            <text:p>182464</text:p>
          </table:table-cell>
          <table:table-cell office:value-type="float" office:value="957137" calcext:value-type="float">
            <text:p>957137</text:p>
          </table:table-cell>
          <table:table-cell office:value-type="float" office:value="490336" calcext:value-type="float">
            <text:p>490336</text:p>
          </table:table-cell>
          <table:table-cell office:value-type="float" office:value="466801" calcext:value-type="float">
            <text:p>466801</text:p>
          </table:table-cell>
        </table:table-row>
        <table:table-row table:style-name="ro3">
          <table:table-cell office:value-type="string" calcext:value-type="string">
            <text:p>Mahi Kantha Agency</text:p>
          </table:table-cell>
          <table:table-cell office:value-type="float" office:value="3124" calcext:value-type="float">
            <text:p>3124</text:p>
          </table:table-cell>
          <table:table-cell office:value-type="float" office:value="1866" calcext:value-type="float">
            <text:p>1866</text:p>
          </table:table-cell>
          <table:table-cell office:value-type="float" office:value="114860" calcext:value-type="float">
            <text:p>114860</text:p>
          </table:table-cell>
          <table:table-cell office:value-type="float" office:value="518164" calcext:value-type="float">
            <text:p>518164</text:p>
          </table:table-cell>
          <table:table-cell office:value-type="float" office:value="163398" calcext:value-type="float">
            <text:p>163398</text:p>
          </table:table-cell>
          <table:table-cell office:value-type="float" office:value="254766" calcext:value-type="float">
            <text:p>254766</text:p>
          </table:table-cell>
        </table:table-row>
        <table:table-row table:style-name="ro3">
          <table:table-cell office:value-type="string" calcext:value-type="string">
            <text:p>Rewa kantha Agency</text:p>
          </table:table-cell>
          <table:table-cell office:value-type="float" office:value="4968" calcext:value-type="float">
            <text:p>4968</text:p>
          </table:table-cell>
          <table:table-cell office:value-type="float" office:value="2922" calcext:value-type="float">
            <text:p>2922</text:p>
          </table:table-cell>
          <table:table-cell office:value-type="float" office:value="169412" calcext:value-type="float">
            <text:p>169412</text:p>
          </table:table-cell>
          <table:table-cell office:value-type="float" office:value="888086" calcext:value-type="float">
            <text:p>888086</text:p>
          </table:table-cell>
          <table:table-cell office:value-type="float" office:value="459133" calcext:value-type="float">
            <text:p>459133</text:p>
          </table:table-cell>
          <table:table-cell office:value-type="float" office:value="428953" calcext:value-type="float">
            <text:p>428953</text:p>
          </table:table-cell>
        </table:table-row>
        <table:table-row table:style-name="ro4">
          <table:table-cell office:value-type="string" calcext:value-type="string">
            <text:p>Southern Maharatta States</text:p>
          </table:table-cell>
          <table:table-cell office:value-type="float" office:value="3036" calcext:value-type="float">
            <text:p>3036</text:p>
          </table:table-cell>
          <table:table-cell office:value-type="float" office:value="612" calcext:value-type="float">
            <text:p>612</text:p>
          </table:table-cell>
          <table:table-cell office:value-type="float" office:value="142697" calcext:value-type="float">
            <text:p>142697</text:p>
          </table:table-cell>
          <table:table-cell office:value-type="float" office:value="691111" calcext:value-type="float">
            <text:p>691111</text:p>
          </table:table-cell>
          <table:table-cell office:value-type="float" office:value="351521" calcext:value-type="float">
            <text:p>351521</text:p>
          </table:table-cell>
          <table:table-cell office:value-type="float" office:value="339591" calcext:value-type="float">
            <text:p>339591</text:p>
          </table:table-cell>
        </table:table-row>
        <table:table-row table:style-name="ro1">
          <table:table-cell table:style-name="ce4" office:value-type="string" calcext:value-type="string" table:number-columns-spanned="7" table:number-rows-spanned="1">
            <text:p>Burma States</text:p>
          </table:table-cell>
          <table:covered-table-cell table:number-columns-repeated="6" table:style-name="Default"/>
        </table:table-row>
        <table:table-row table:style-name="ro3">
          <table:table-cell office:value-type="string" calcext:value-type="string">
            <text:p>Federated Shan States</text:p>
          </table:table-cell>
          <table:table-cell office:value-type="float" office:value="56335" calcext:value-type="float">
            <text:p>56335</text:p>
          </table:table-cell>
          <table:table-cell office:value-type="float" office:value="17173" calcext:value-type="float">
            <text:p>17173</text:p>
          </table:table-cell>
          <table:table-cell office:value-type="float" office:value="311673" calcext:value-type="float">
            <text:p>311673</text:p>
          </table:table-cell>
          <table:table-cell office:value-type="float" office:value="1506337" calcext:value-type="float">
            <text:p>1506337</text:p>
          </table:table-cell>
          <table:table-cell office:value-type="float" office:value="773120" calcext:value-type="float">
            <text:p>773120</text:p>
          </table:table-cell>
          <table:table-cell office:value-type="float" office:value="733217" calcext:value-type="float">
            <text:p>733217</text:p>
          </table:table-cell>
        </table:table-row>
        <table:table-row table:style-name="ro1">
          <table:table-cell table:style-name="ce4" office:value-type="string" calcext:value-type="string" table:number-columns-spanned="7" table:number-rows-spanned="1">
            <text:p>Central India Agency</text:p>
          </table:table-cell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Bhopal</text:p>
          </table:table-cell>
          <table:table-cell office:value-type="float" office:value="6902" calcext:value-type="float">
            <text:p>6902</text:p>
          </table:table-cell>
          <table:table-cell office:value-type="float" office:value="3005" calcext:value-type="float">
            <text:p>3005</text:p>
          </table:table-cell>
          <table:table-cell office:value-type="float" office:value="168489" calcext:value-type="float">
            <text:p>168489</text:p>
          </table:table-cell>
          <table:table-cell office:value-type="float" office:value="729955" calcext:value-type="float">
            <text:p>729955</text:p>
          </table:table-cell>
          <table:table-cell office:value-type="float" office:value="377961" calcext:value-type="float">
            <text:p>377961</text:p>
          </table:table-cell>
          <table:table-cell office:value-type="float" office:value="351994" calcext:value-type="float">
            <text:p>351994</text:p>
          </table:table-cell>
        </table:table-row>
        <table:table-row table:style-name="ro1">
          <table:table-cell office:value-type="string" calcext:value-type="string">
            <text:p>Dhar</text:p>
          </table:table-cell>
          <table:table-cell office:value-type="float" office:value="1784" calcext:value-type="float">
            <text:p>1784</text:p>
          </table:table-cell>
          <table:table-cell office:value-type="float" office:value="721" calcext:value-type="float">
            <text:p>721</text:p>
          </table:table-cell>
          <table:table-cell office:value-type="float" office:value="51650" calcext:value-type="float">
            <text:p>51650</text:p>
          </table:table-cell>
          <table:table-cell office:value-type="float" office:value="243430" calcext:value-type="float">
            <text:p>243430</text:p>
          </table:table-cell>
          <table:table-cell office:value-type="float" office:value="123775" calcext:value-type="float">
            <text:p>123775</text:p>
          </table:table-cell>
          <table:table-cell office:value-type="float" office:value="119655" calcext:value-type="float">
            <text:p>119655</text:p>
          </table:table-cell>
        </table:table-row>
        <table:table-row table:style-name="ro1">
          <table:table-cell office:value-type="string" calcext:value-type="string">
            <text:p>Indore</text:p>
          </table:table-cell>
          <table:table-cell office:value-type="float" office:value="9518" calcext:value-type="float">
            <text:p>9518</text:p>
          </table:table-cell>
          <table:table-cell office:value-type="float" office:value="3661" calcext:value-type="float">
            <text:p>3661</text:p>
          </table:table-cell>
          <table:table-cell office:value-type="float" office:value="298696" calcext:value-type="float">
            <text:p>298696</text:p>
          </table:table-cell>
          <table:table-cell office:value-type="float" office:value="1318237" calcext:value-type="float">
            <text:p>1318237</text:p>
          </table:table-cell>
          <table:table-cell office:value-type="float" office:value="689655" calcext:value-type="float">
            <text:p>689655</text:p>
          </table:table-cell>
          <table:table-cell office:value-type="float" office:value="628582" calcext:value-type="float">
            <text:p>628582</text:p>
          </table:table-cell>
        </table:table-row>
        <table:table-row table:style-name="ro1">
          <table:table-cell office:value-type="string" calcext:value-type="string">
            <text:p>Orehha</text:p>
          </table:table-cell>
          <table:table-cell office:value-type="float" office:value="2080" calcext:value-type="float">
            <text:p>2080</text:p>
          </table:table-cell>
          <table:table-cell office:value-type="float" office:value="802" calcext:value-type="float">
            <text:p>802</text:p>
          </table:table-cell>
          <table:table-cell office:value-type="float" office:value="74237" calcext:value-type="float">
            <text:p>74237</text:p>
          </table:table-cell>
          <table:table-cell office:value-type="float" office:value="314661" calcext:value-type="float">
            <text:p>314661</text:p>
          </table:table-cell>
          <table:table-cell office:value-type="float" office:value="163272" calcext:value-type="float">
            <text:p>163272</text:p>
          </table:table-cell>
          <table:table-cell office:value-type="float" office:value="151389" calcext:value-type="float">
            <text:p>151389</text:p>
          </table:table-cell>
        </table:table-row>
        <table:table-row table:style-name="ro1">
          <table:table-cell office:value-type="string" calcext:value-type="string">
            <text:p>Rewa</text:p>
          </table:table-cell>
          <table:table-cell office:value-type="float" office:value="13000" calcext:value-type="float">
            <text:p>13000</text:p>
          </table:table-cell>
          <table:table-cell office:value-type="float" office:value="6466" calcext:value-type="float">
            <text:p>6466</text:p>
          </table:table-cell>
          <table:table-cell office:value-type="float" office:value="315005" calcext:value-type="float">
            <text:p>315005</text:p>
          </table:table-cell>
          <table:table-cell office:value-type="float" office:value="1587445" calcext:value-type="float">
            <text:p>1587445</text:p>
          </table:table-cell>
          <table:table-cell office:value-type="float" office:value="795381" calcext:value-type="float">
            <text:p>795381</text:p>
          </table:table-cell>
          <table:table-cell office:value-type="float" office:value="792064" calcext:value-type="float">
            <text:p>792064</text:p>
          </table:table-cell>
        </table:table-row>
        <table:table-row table:style-name="ro1">
          <table:table-cell table:style-name="ce4" office:value-type="string" calcext:value-type="string" table:number-columns-spanned="7" table:number-rows-spanned="1">
            <text:p>Central Provinces States</text:p>
          </table:table-cell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Bastear</text:p>
          </table:table-cell>
          <table:table-cell office:value-type="float" office:value="13062" calcext:value-type="float">
            <text:p>13062</text:p>
          </table:table-cell>
          <table:table-cell office:value-type="float" office:value="2443" calcext:value-type="float">
            <text:p>2443</text:p>
          </table:table-cell>
          <table:table-cell office:value-type="float" office:value="91143" calcext:value-type="float">
            <text:p>91143</text:p>
          </table:table-cell>
          <table:table-cell office:value-type="float" office:value="524721" calcext:value-type="float">
            <text:p>524721</text:p>
          </table:table-cell>
          <table:table-cell office:value-type="float" office:value="263248" calcext:value-type="float">
            <text:p>263248</text:p>
          </table:table-cell>
          <table:table-cell office:value-type="float" office:value="261473" calcext:value-type="float">
            <text:p>261473</text:p>
          </table:table-cell>
        </table:table-row>
        <table:table-row table:style-name="ro1">
          <table:table-cell office:value-type="string" calcext:value-type="string">
            <text:p>Surguja</text:p>
          </table:table-cell>
          <table:table-cell office:value-type="float" office:value="6055" calcext:value-type="float">
            <text:p>6055</text:p>
          </table:table-cell>
          <table:table-cell office:value-type="float" office:value="1654" calcext:value-type="float">
            <text:p>1654</text:p>
          </table:table-cell>
          <table:table-cell office:value-type="float" office:value="72488" calcext:value-type="float">
            <text:p>72488</text:p>
          </table:table-cell>
          <table:table-cell office:value-type="float" office:value="501939" calcext:value-type="float">
            <text:p>501939</text:p>
          </table:table-cell>
          <table:table-cell office:value-type="float" office:value="254923" calcext:value-type="float">
            <text:p>254923</text:p>
          </table:table-cell>
          <table:table-cell office:value-type="float" office:value="247016" calcext:value-type="float">
            <text:p>247016</text:p>
          </table:table-cell>
        </table:table-row>
        <table:table-row table:style-name="ro1">
          <table:table-cell table:style-name="ce4" office:value-type="string" calcext:value-type="string" table:number-columns-spanned="7" table:number-rows-spanned="1">
            <text:p>Madras States Agency</text:p>
          </table:table-cell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float" office:value="1179" calcext:value-type="float">
            <text:p>1179</text:p>
          </table:table-cell>
          <table:table-cell office:value-type="float" office:value="435" calcext:value-type="float">
            <text:p>435</text:p>
          </table:table-cell>
          <table:table-cell office:value-type="float" office:value="81565" calcext:value-type="float">
            <text:p>81565</text:p>
          </table:table-cell>
          <table:table-cell office:value-type="float" office:value="400694" calcext:value-type="float">
            <text:p>400694</text:p>
          </table:table-cell>
          <table:table-cell office:value-type="float" office:value="191134" calcext:value-type="float">
            <text:p>191134</text:p>
          </table:table-cell>
          <table:table-cell office:value-type="float" office:value="209560" calcext:value-type="float">
            <text:p>209560</text:p>
          </table:table-cell>
        </table:table-row>
        <table:table-row table:style-name="ro1">
          <table:table-cell table:style-name="ce4" office:value-type="string" calcext:value-type="string" table:number-columns-spanned="7" table:number-rows-spanned="1">
            <text:p>Punjab States Agency</text:p>
          </table:table-cell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Bahawalpur</text:p>
          </table:table-cell>
          <table:table-cell office:value-type="float" office:value="15003" calcext:value-type="float">
            <text:p>15003</text:p>
          </table:table-cell>
          <table:table-cell office:value-type="float" office:value="2376" calcext:value-type="float">
            <text:p>2376</text:p>
          </table:table-cell>
          <table:table-cell office:value-type="float" office:value="211462" calcext:value-type="float">
            <text:p>211462</text:p>
          </table:table-cell>
          <table:table-cell office:value-type="float" office:value="984612" calcext:value-type="float">
            <text:p>984612</text:p>
          </table:table-cell>
          <table:table-cell office:value-type="float" office:value="545103" calcext:value-type="float">
            <text:p>545103</text:p>
          </table:table-cell>
          <table:table-cell office:value-type="float" office:value="439509" calcext:value-type="float">
            <text:p>439509</text:p>
          </table:table-cell>
        </table:table-row>
        <table:table-row table:style-name="ro1">
          <table:table-cell office:value-type="string" calcext:value-type="string">
            <text:p>Patiala</text:p>
          </table:table-cell>
          <table:table-cell office:value-type="float" office:value="5942" calcext:value-type="float">
            <text:p>5942</text:p>
          </table:table-cell>
          <table:table-cell office:value-type="float" office:value="3539" calcext:value-type="float">
            <text:p>3539</text:p>
          </table:table-cell>
          <table:table-cell office:value-type="float" office:value="343998" calcext:value-type="float">
            <text:p>343998</text:p>
          </table:table-cell>
          <table:table-cell office:value-type="float" office:value="1625520" calcext:value-type="float">
            <text:p>1625520</text:p>
          </table:table-cell>
          <table:table-cell office:value-type="float" office:value="900597" calcext:value-type="float">
            <text:p>900597</text:p>
          </table:table-cell>
          <table:table-cell office:value-type="float" office:value="724923" calcext:value-type="float">
            <text:p>724923</text:p>
          </table:table-cell>
        </table:table-row>
        <table:table-row table:style-name="ro1">
          <table:table-cell table:style-name="ce4" office:value-type="string" calcext:value-type="string" table:number-columns-spanned="7" table:number-rows-spanned="1">
            <text:p>Rajputana Agency</text:p>
          </table:table-cell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Alwar</text:p>
          </table:table-cell>
          <table:table-cell office:value-type="float" office:value="3158" calcext:value-type="float">
            <text:p>3158</text:p>
          </table:table-cell>
          <table:table-cell office:value-type="float" office:value="1765" calcext:value-type="float">
            <text:p>1765</text:p>
          </table:table-cell>
          <table:table-cell office:value-type="float" office:value="154310" calcext:value-type="float">
            <text:p>154310</text:p>
          </table:table-cell>
          <table:table-cell office:value-type="float" office:value="749751" calcext:value-type="float">
            <text:p>749751</text:p>
          </table:table-cell>
          <table:table-cell office:value-type="float" office:value="396261" calcext:value-type="float">
            <text:p>396261</text:p>
          </table:table-cell>
          <table:table-cell office:value-type="float" office:value="353490" calcext:value-type="float">
            <text:p>353490</text:p>
          </table:table-cell>
        </table:table-row>
        <table:table-row table:style-name="ro1">
          <table:table-cell office:value-type="string" calcext:value-type="string">
            <text:p>Bharatpur</text:p>
          </table:table-cell>
          <table:table-cell office:value-type="float" office:value="1978" calcext:value-type="float">
            <text:p>1978</text:p>
          </table:table-cell>
          <table:table-cell office:value-type="float" office:value="1323" calcext:value-type="float">
            <text:p>1323</text:p>
          </table:table-cell>
          <table:table-cell office:value-type="float" office:value="104246" calcext:value-type="float">
            <text:p>104246</text:p>
          </table:table-cell>
          <table:table-cell office:value-type="float" office:value="486954" calcext:value-type="float">
            <text:p>486954</text:p>
          </table:table-cell>
          <table:table-cell office:value-type="float" office:value="263325" calcext:value-type="float">
            <text:p>263325</text:p>
          </table:table-cell>
          <table:table-cell office:value-type="float" office:value="223629" calcext:value-type="float">
            <text:p>223629</text:p>
          </table:table-cell>
        </table:table-row>
        <table:table-row table:style-name="ro1">
          <table:table-cell office:value-type="string" calcext:value-type="string">
            <text:p>Bikaner</text:p>
          </table:table-cell>
          <table:table-cell office:value-type="float" office:value="23317" calcext:value-type="float">
            <text:p>23317</text:p>
          </table:table-cell>
          <table:table-cell office:value-type="float" office:value="2757" calcext:value-type="float">
            <text:p>2757</text:p>
          </table:table-cell>
          <table:table-cell office:value-type="float" office:value="185418" calcext:value-type="float">
            <text:p>185418</text:p>
          </table:table-cell>
          <table:table-cell office:value-type="float" office:value="936218" calcext:value-type="float">
            <text:p>936218</text:p>
          </table:table-cell>
          <table:table-cell office:value-type="float" office:value="501153" calcext:value-type="float">
            <text:p>501153</text:p>
          </table:table-cell>
          <table:table-cell office:value-type="float" office:value="435065" calcext:value-type="float">
            <text:p>435065</text:p>
          </table:table-cell>
        </table:table-row>
        <table:table-row table:style-name="ro1">
          <table:table-cell office:value-type="string" calcext:value-type="string">
            <text:p>Bundi</text:p>
          </table:table-cell>
          <table:table-cell office:value-type="float" office:value="2220" calcext:value-type="float">
            <text:p>2220</text:p>
          </table:table-cell>
          <table:table-cell office:value-type="float" office:value="813" calcext:value-type="float">
            <text:p>813</text:p>
          </table:table-cell>
          <table:table-cell office:value-type="float" office:value="48335" calcext:value-type="float">
            <text:p>48335</text:p>
          </table:table-cell>
          <table:table-cell office:value-type="float" office:value="216722" calcext:value-type="float">
            <text:p>216722</text:p>
          </table:table-cell>
          <table:table-cell office:value-type="float" office:value="113101" calcext:value-type="float">
            <text:p>113101</text:p>
          </table:table-cell>
          <table:table-cell office:value-type="float" office:value="103621" calcext:value-type="float">
            <text:p>103621</text:p>
          </table:table-cell>
        </table:table-row>
        <table:table-row table:style-name="ro1">
          <table:table-cell office:value-type="string" calcext:value-type="string">
            <text:p>Dholpur</text:p>
          </table:table-cell>
          <table:table-cell office:value-type="float" office:value="1221" calcext:value-type="float">
            <text:p>1221</text:p>
          </table:table-cell>
          <table:table-cell office:value-type="float" office:value="528" calcext:value-type="float">
            <text:p>528</text:p>
          </table:table-cell>
          <table:table-cell office:value-type="float" office:value="54905" calcext:value-type="float">
            <text:p>54905</text:p>
          </table:table-cell>
          <table:table-cell office:value-type="float" office:value="254986" calcext:value-type="float">
            <text:p>254986</text:p>
          </table:table-cell>
          <table:table-cell office:value-type="float" office:value="140497" calcext:value-type="float">
            <text:p>140497</text:p>
          </table:table-cell>
          <table:table-cell office:value-type="float" office:value="114189" calcext:value-type="float">
            <text:p>114189</text:p>
          </table:table-cell>
        </table:table-row>
        <table:table-row table:style-name="ro1">
          <table:table-cell office:value-type="string" calcext:value-type="string">
            <text:p>Jaipur</text:p>
          </table:table-cell>
          <table:table-cell office:value-type="float" office:value="15579" calcext:value-type="float">
            <text:p>15579</text:p>
          </table:table-cell>
          <table:table-cell office:value-type="float" office:value="5912" calcext:value-type="float">
            <text:p>5912</text:p>
          </table:table-cell>
          <table:table-cell office:value-type="float" office:value="566662" calcext:value-type="float">
            <text:p>566662</text:p>
          </table:table-cell>
          <table:table-cell office:value-type="float" office:value="2631775" calcext:value-type="float">
            <text:p>2631775</text:p>
          </table:table-cell>
          <table:table-cell office:value-type="float" office:value="1387067" calcext:value-type="float">
            <text:p>1387067</text:p>
          </table:table-cell>
          <table:table-cell office:value-type="float" office:value="1244708" calcext:value-type="float">
            <text:p>1244708</text:p>
          </table:table-cell>
        </table:table-row>
        <table:table-row table:style-name="ro1">
          <table:table-cell office:value-type="string" calcext:value-type="string">
            <text:p>Kotah</text:p>
          </table:table-cell>
          <table:table-cell office:value-type="float" office:value="5684" calcext:value-type="float">
            <text:p>5684</text:p>
          </table:table-cell>
          <table:table-cell office:value-type="float" office:value="2529" calcext:value-type="float">
            <text:p>2529</text:p>
          </table:table-cell>
          <table:table-cell office:value-type="float" office:value="153688" calcext:value-type="float">
            <text:p>153688</text:p>
          </table:table-cell>
          <table:table-cell office:value-type="float" office:value="685804" calcext:value-type="float">
            <text:p>685804</text:p>
          </table:table-cell>
          <table:table-cell office:value-type="float" office:value="355056" calcext:value-type="float">
            <text:p>355056</text:p>
          </table:table-cell>
          <table:table-cell office:value-type="float" office:value="330748" calcext:value-type="float">
            <text:p>330748</text:p>
          </table:table-cell>
        </table:table-row>
        <table:table-row table:style-name="ro1">
          <table:table-cell office:value-type="string" calcext:value-type="string">
            <text:p>Marwar</text:p>
          </table:table-cell>
          <table:table-cell office:value-type="float" office:value="35016" calcext:value-type="float">
            <text:p>35016</text:p>
          </table:table-cell>
          <table:table-cell office:value-type="float" office:value="4151" calcext:value-type="float">
            <text:p>4151</text:p>
          </table:table-cell>
          <table:table-cell office:value-type="float" office:value="449459" calcext:value-type="float">
            <text:p>449459</text:p>
          </table:table-cell>
          <table:table-cell office:value-type="float" office:value="2125982" calcext:value-type="float">
            <text:p>2125982</text:p>
          </table:table-cell>
          <table:table-cell office:value-type="float" office:value="1109912" calcext:value-type="float">
            <text:p>1109912</text:p>
          </table:table-cell>
          <table:table-cell office:value-type="float" office:value="1016070" calcext:value-type="float">
            <text:p>1016070</text:p>
          </table:table-cell>
        </table:table-row>
        <table:table-row table:style-name="ro1">
          <table:table-cell office:value-type="string" calcext:value-type="string">
            <text:p>Mewar</text:p>
          </table:table-cell>
          <table:table-cell office:value-type="float" office:value="12694" calcext:value-type="float">
            <text:p>12694</text:p>
          </table:table-cell>
          <table:table-cell office:value-type="float" office:value="8085" calcext:value-type="float">
            <text:p>8085</text:p>
          </table:table-cell>
          <table:table-cell office:value-type="float" office:value="334790" calcext:value-type="float">
            <text:p>334790</text:p>
          </table:table-cell>
          <table:table-cell office:value-type="float" office:value="1566910" calcext:value-type="float">
            <text:p>1566910</text:p>
          </table:table-cell>
          <table:table-cell office:value-type="float" office:value="807184" calcext:value-type="float">
            <text:p>807184</text:p>
          </table:table-cell>
          <table:table-cell office:value-type="float" office:value="759726" calcext:value-type="float">
            <text:p>759726</text:p>
          </table:table-cell>
        </table:table-row>
        <table:table-row table:style-name="ro1">
          <table:table-cell office:value-type="string" calcext:value-type="string">
            <text:p>Tonk</text:p>
          </table:table-cell>
          <table:table-cell office:value-type="float" office:value="2553" calcext:value-type="float">
            <text:p>2553</text:p>
          </table:table-cell>
          <table:table-cell office:value-type="float" office:value="1281" calcext:value-type="float">
            <text:p>1281</text:p>
          </table:table-cell>
          <table:table-cell office:value-type="float" office:value="71488" calcext:value-type="float">
            <text:p>71488</text:p>
          </table:table-cell>
          <table:table-cell office:value-type="float" office:value="317360" calcext:value-type="float">
            <text:p>317360</text:p>
          </table:table-cell>
          <table:table-cell office:value-type="float" office:value="164401" calcext:value-type="float">
            <text:p>164401</text:p>
          </table:table-cell>
          <table:table-cell office:value-type="float" office:value="152959" calcext:value-type="float">
            <text:p>152959</text:p>
          </table:table-cell>
        </table:table-row>
        <table:table-row table:style-name="ro1">
          <table:table-cell table:style-name="ce4" office:value-type="string" calcext:value-type="string" table:number-columns-spanned="7" table:number-rows-spanned="1">
            <text:p>United Provincies States</text:p>
          </table:table-cell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Benares</text:p>
          </table:table-cell>
          <table:table-cell office:value-type="float" office:value="870" calcext:value-type="float">
            <text:p>870</text:p>
          </table:table-cell>
          <table:table-cell office:value-type="float" office:value="1368" calcext:value-type="float">
            <text:p>1368</text:p>
          </table:table-cell>
          <table:table-cell office:value-type="float" office:value="73760" calcext:value-type="float">
            <text:p>73760</text:p>
          </table:table-cell>
          <table:table-cell office:value-type="float" office:value="391272" calcext:value-type="float">
            <text:p>391272</text:p>
          </table:table-cell>
          <table:table-cell office:value-type="float" office:value="194236" calcext:value-type="float">
            <text:p>194236</text:p>
          </table:table-cell>
          <table:table-cell office:value-type="float" office:value="197036" calcext:value-type="float">
            <text:p>197036</text:p>
          </table:table-cell>
        </table:table-row>
        <table:table-row table:style-name="ro1">
          <table:table-cell office:value-type="string" calcext:value-type="string">
            <text:p>Rampur</text:p>
          </table:table-cell>
          <table:table-cell office:value-type="float" office:value="893" calcext:value-type="float">
            <text:p>893</text:p>
          </table:table-cell>
          <table:table-cell office:value-type="float" office:value="1084" calcext:value-type="float">
            <text:p>1084</text:p>
          </table:table-cell>
          <table:table-cell office:value-type="float" office:value="104137" calcext:value-type="float">
            <text:p>104137</text:p>
          </table:table-cell>
          <table:table-cell office:value-type="float" office:value="465225" calcext:value-type="float">
            <text:p>465225</text:p>
          </table:table-cell>
          <table:table-cell office:value-type="float" office:value="250618" calcext:value-type="float">
            <text:p>250618</text:p>
          </table:table-cell>
          <table:table-cell office:value-type="float" office:value="214607" calcext:value-type="float">
            <text:p>214607</text:p>
          </table:table-cell>
        </table:table-row>
        <table:table-row table:style-name="ro1">
          <table:table-cell office:value-type="string" calcext:value-type="string">
            <text:p>Tehri-Garhwal</text:p>
          </table:table-cell>
          <table:table-cell office:value-type="float" office:value="4180" calcext:value-type="float">
            <text:p>4180</text:p>
          </table:table-cell>
          <table:table-cell office:value-type="float" office:value="2918" calcext:value-type="float">
            <text:p>2918</text:p>
          </table:table-cell>
          <table:table-cell office:value-type="float" office:value="74471" calcext:value-type="float">
            <text:p>74471</text:p>
          </table:table-cell>
          <table:table-cell office:value-type="float" office:value="349573" calcext:value-type="float">
            <text:p>349573</text:p>
          </table:table-cell>
          <table:table-cell office:value-type="float" office:value="173317" calcext:value-type="float">
            <text:p>173317</text:p>
          </table:table-cell>
          <table:table-cell office:value-type="float" office:value="176256" calcext:value-type="float">
            <text:p>176256</text:p>
          </table:table-cell>
        </table:table-row>
        <table:table-row table:style-name="ro1">
          <table:table-cell table:style-name="ce4" office:value-type="string" calcext:value-type="string" table:number-columns-spanned="7" table:number-rows-spanned="1">
            <text:p>Western India States Agency---</text:p>
          </table:table-cell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Cutch</text:p>
          </table:table-cell>
          <table:table-cell office:value-type="float" office:value="8250" calcext:value-type="float">
            <text:p>8250</text:p>
          </table:table-cell>
          <table:table-cell office:value-type="float" office:value="954" calcext:value-type="float">
            <text:p>954</text:p>
          </table:table-cell>
          <table:table-cell office:value-type="float" office:value="122805" calcext:value-type="float">
            <text:p>122805</text:p>
          </table:table-cell>
          <table:table-cell office:value-type="float" office:value="514307" calcext:value-type="float">
            <text:p>514307</text:p>
          </table:table-cell>
          <table:table-cell office:value-type="float" office:value="248845" calcext:value-type="float">
            <text:p>248845</text:p>
          </table:table-cell>
          <table:table-cell office:value-type="float" office:value="265462" calcext:value-type="float">
            <text:p>265462</text:p>
          </table:table-cell>
        </table:table-row>
        <table:table-row table:style-name="ro1">
          <table:table-cell office:value-type="string" calcext:value-type="string">
            <text:p>Gondal</text:p>
          </table:table-cell>
          <table:table-cell office:value-type="float" office:value="1024" calcext:value-type="float">
            <text:p>1024</text:p>
          </table:table-cell>
          <table:table-cell office:value-type="float" office:value="175" calcext:value-type="float">
            <text:p>175</text:p>
          </table:table-cell>
          <table:table-cell office:value-type="float" office:value="44061" calcext:value-type="float">
            <text:p>44061</text:p>
          </table:table-cell>
          <table:table-cell office:value-type="float" office:value="205846" calcext:value-type="float">
            <text:p>205846</text:p>
          </table:table-cell>
          <table:table-cell office:value-type="float" office:value="103758" calcext:value-type="float">
            <text:p>103758</text:p>
          </table:table-cell>
          <table:table-cell office:value-type="float" office:value="102088" calcext:value-type="float">
            <text:p>102088</text:p>
          </table:table-cell>
        </table:table-row>
        <table:table-row table:style-name="ro1">
          <table:table-cell office:value-type="string" calcext:value-type="string">
            <text:p>Bhavanagar</text:p>
          </table:table-cell>
          <table:table-cell office:value-type="float" office:value="2961" calcext:value-type="float">
            <text:p>2961</text:p>
          </table:table-cell>
          <table:table-cell office:value-type="float" office:value="655" calcext:value-type="float">
            <text:p>655</text:p>
          </table:table-cell>
          <table:table-cell office:value-type="float" office:value="109261" calcext:value-type="float">
            <text:p>109261</text:p>
          </table:table-cell>
          <table:table-cell office:value-type="float" office:value="500274" calcext:value-type="float">
            <text:p>500274</text:p>
          </table:table-cell>
          <table:table-cell office:value-type="float" office:value="257156" calcext:value-type="float">
            <text:p>257156</text:p>
          </table:table-cell>
          <table:table-cell office:value-type="float" office:value="243118" calcext:value-type="float">
            <text:p>243118</text:p>
          </table:table-cell>
        </table:table-row>
        <table:table-row table:style-name="ro1">
          <table:table-cell office:value-type="string" calcext:value-type="string">
            <text:p>Junagadh</text:p>
          </table:table-cell>
          <table:table-cell office:value-type="float" office:value="3284" calcext:value-type="float">
            <text:p>3284</text:p>
          </table:table-cell>
          <table:table-cell office:value-type="float" office:value="835" calcext:value-type="float">
            <text:p>835</text:p>
          </table:table-cell>
          <table:table-cell office:value-type="float" office:value="11513" calcext:value-type="float">
            <text:p>11513</text:p>
          </table:table-cell>
          <table:table-cell office:value-type="float" office:value="545152" calcext:value-type="float">
            <text:p>545152</text:p>
          </table:table-cell>
          <table:table-cell office:value-type="float" office:value="278866" calcext:value-type="float">
            <text:p>278866</text:p>
          </table:table-cell>
          <table:table-cell office:value-type="float" office:value="266286" calcext:value-type="float">
            <text:p>266286</text:p>
          </table:table-cell>
        </table:table-row>
        <table:table-row table:style-name="ro1">
          <table:table-cell office:value-type="string" calcext:value-type="string">
            <text:p>Palanpur</text:p>
          </table:table-cell>
          <table:table-cell office:value-type="float" office:value="1769" calcext:value-type="float">
            <text:p>1769</text:p>
          </table:table-cell>
          <table:table-cell office:value-type="float" office:value="549" calcext:value-type="float">
            <text:p>549</text:p>
          </table:table-cell>
          <table:table-cell office:value-type="float" office:value="60471" calcext:value-type="float">
            <text:p>60471</text:p>
          </table:table-cell>
          <table:table-cell office:value-type="float" office:value="264179" calcext:value-type="float">
            <text:p>264179</text:p>
          </table:table-cell>
          <table:table-cell office:value-type="float" office:value="136445" calcext:value-type="float">
            <text:p>136445</text:p>
          </table:table-cell>
          <table:table-cell office:value-type="float" office:value="127734" calcext:value-type="float">
            <text:p>127734</text:p>
          </table:table-cell>
        </table:table-row>
        <table:table-row table:style-name="ro1">
          <table:table-cell office:value-type="string" calcext:value-type="string">
            <text:p>Nawanagar</text:p>
          </table:table-cell>
          <table:table-cell office:value-type="float" office:value="3791" calcext:value-type="float">
            <text:p>3791</text:p>
          </table:table-cell>
          <table:table-cell office:value-type="float" office:value="690" calcext:value-type="float">
            <text:p>690</text:p>
          </table:table-cell>
          <table:table-cell office:value-type="float" office:value="81119" calcext:value-type="float">
            <text:p>81119</text:p>
          </table:table-cell>
          <table:table-cell office:value-type="float" office:value="409192" calcext:value-type="float">
            <text:p>409192</text:p>
          </table:table-cell>
          <table:table-cell office:value-type="float" office:value="205767" calcext:value-type="float">
            <text:p>205767</text:p>
          </table:table-cell>
          <table:table-cell office:value-type="float" office:value="203425" calcext:value-type="float">
            <text:p>203425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table:number-columns-repeated="4"/>
          <table:table-cell table:style-name="Default" table:formula="of:=SUM([.E2:.E52])" office:value-type="float" office:value="29060177" calcext:value-type="float">
            <text:p>29060177</text:p>
          </table:table-cell>
          <table:table-cell table:style-name="Default" table:number-columns-repeated="2"/>
        </table:table-row>
      </table:table>
      <table:table table:name="Sheet3" table:style-name="ta1"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2"/>
          <table:table-cell office:value-type="float" office:value="1970" calcext:value-type="float">
            <text:p>197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EUROPE</text:p>
          </table:table-cell>
          <table:table-cell office:value-type="float" office:value="657350.134" calcext:value-type="float">
            <text:p>657350.134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Eastern Europe</text:p>
          </table:table-cell>
          <table:table-cell office:value-type="float" office:value="276197.291" calcext:value-type="float">
            <text:p>276197.291</text:p>
          </table:table-cell>
          <table:table-cell table:formula="of:=[.C3]" office:value-type="float" office:value="276197.291" calcext:value-type="float">
            <text:p>276197.291</text:p>
          </table:table-cell>
          <table:table-cell table:formula="of:=[.D3]-SUM([.D4:.D13])" office:value-type="float" office:value="86414.942" calcext:value-type="float">
            <text:p>86414.94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Belarus</text:p>
          </table:table-cell>
          <table:table-cell office:value-type="float" office:value="8977.639" calcext:value-type="float">
            <text:p>8977.639</text:p>
          </table:table-cell>
          <table:table-cell table:formula="of:=[.C4]" office:value-type="float" office:value="8977.639" calcext:value-type="float">
            <text:p>8977.639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Bulgaria</text:p>
          </table:table-cell>
          <table:table-cell office:value-type="float" office:value="8507.476" calcext:value-type="float">
            <text:p>8507.476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zechia</text:p>
          </table:table-cell>
          <table:table-cell office:value-type="float" office:value="9817.817" calcext:value-type="float">
            <text:p>9817.817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Hungary</text:p>
          </table:table-cell>
          <table:table-cell office:value-type="float" office:value="10366.34" calcext:value-type="float">
            <text:p>10366.34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oland</text:p>
          </table:table-cell>
          <table:table-cell office:value-type="float" office:value="32635.557" calcext:value-type="float">
            <text:p>32635.557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epublic of Moldova</text:p>
          </table:table-cell>
          <table:table-cell office:value-type="float" office:value="3594.518" calcext:value-type="float">
            <text:p>3594.518</text:p>
          </table:table-cell>
          <table:table-cell table:formula="of:=[.C9]" office:value-type="float" office:value="3594.518" calcext:value-type="float">
            <text:p>3594.518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omania</text:p>
          </table:table-cell>
          <table:table-cell office:value-type="float" office:value="20548.911" calcext:value-type="float">
            <text:p>20548.911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ussian Federation</text:p>
          </table:table-cell>
          <table:table-cell office:value-type="float" office:value="130123.431" calcext:value-type="float">
            <text:p>130123.431</text:p>
          </table:table-cell>
          <table:table-cell table:formula="of:=[.C11]" office:value-type="float" office:value="130123.431" calcext:value-type="float">
            <text:p>130123.43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lovakia</text:p>
          </table:table-cell>
          <table:table-cell office:value-type="float" office:value="4538.841" calcext:value-type="float">
            <text:p>4538.841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Ukraine</text:p>
          </table:table-cell>
          <table:table-cell office:value-type="float" office:value="47086.761" calcext:value-type="float">
            <text:p>47086.761</text:p>
          </table:table-cell>
          <table:table-cell table:formula="of:=[.C13]" office:value-type="float" office:value="47086.761" calcext:value-type="float">
            <text:p>47086.76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Northern Europe</text:p>
          </table:table-cell>
          <table:table-cell office:value-type="float" office:value="87354.446" calcext:value-type="float">
            <text:p>87354.446</text:p>
          </table:table-cell>
          <table:table-cell table:formula="of:=[.C14]" office:value-type="float" office:value="87354.446" calcext:value-type="float">
            <text:p>87354.446</text:p>
          </table:table-cell>
          <table:table-cell table:formula="of:=[.D14]-SUM([.D15:.D27])" office:value-type="float" office:value="80479.647" calcext:value-type="float">
            <text:p>80479.6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hannel Islands</text:p>
          </table:table-cell>
          <table:table-cell office:value-type="float" office:value="121.197" calcext:value-type="float">
            <text:p>121.197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enmark</text:p>
          </table:table-cell>
          <table:table-cell office:value-type="float" office:value="4931.241" calcext:value-type="float">
            <text:p>4931.24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stonia</text:p>
          </table:table-cell>
          <table:table-cell office:value-type="float" office:value="1360.202" calcext:value-type="float">
            <text:p>1360.202</text:p>
          </table:table-cell>
          <table:table-cell table:formula="of:=[.C17]" office:value-type="float" office:value="1360.202" calcext:value-type="float">
            <text:p>1360.202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Faeroe Islands</text:p>
          </table:table-cell>
          <table:table-cell office:value-type="float" office:value="39.083" calcext:value-type="float">
            <text:p>39.083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Finland</text:p>
          </table:table-cell>
          <table:table-cell office:value-type="float" office:value="4612.366" calcext:value-type="float">
            <text:p>4612.366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Iceland</text:p>
          </table:table-cell>
          <table:table-cell office:value-type="float" office:value="204.426" calcext:value-type="float">
            <text:p>204.426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Ireland</text:p>
          </table:table-cell>
          <table:table-cell office:value-type="float" office:value="2949.998" calcext:value-type="float">
            <text:p>2949.998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Isle of Man</text:p>
          </table:table-cell>
          <table:table-cell office:value-type="float" office:value="55.425" calcext:value-type="float">
            <text:p>55.42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Latvia</text:p>
          </table:table-cell>
          <table:table-cell office:value-type="float" office:value="2378.017" calcext:value-type="float">
            <text:p>2378.017</text:p>
          </table:table-cell>
          <table:table-cell table:formula="of:=[.C23]" office:value-type="float" office:value="2378.017" calcext:value-type="float">
            <text:p>2378.01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Lithuania</text:p>
          </table:table-cell>
          <table:table-cell office:value-type="float" office:value="3136.58" calcext:value-type="float">
            <text:p>3136.58</text:p>
          </table:table-cell>
          <table:table-cell table:formula="of:=[.C24]" office:value-type="float" office:value="3136.58" calcext:value-type="float">
            <text:p>3136.58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Norway</text:p>
          </table:table-cell>
          <table:table-cell office:value-type="float" office:value="3876.06" calcext:value-type="float">
            <text:p>3876.06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weden</text:p>
          </table:table-cell>
          <table:table-cell office:value-type="float" office:value="8054.916" calcext:value-type="float">
            <text:p>8054.916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United Kingdom</text:p>
          </table:table-cell>
          <table:table-cell office:value-type="float" office:value="55634.935" calcext:value-type="float">
            <text:p>55634.935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outhern Europe</text:p>
          </table:table-cell>
          <table:table-cell table:number-columns-repeated="2" office:value-type="float" office:value="127677.447" calcext:value-type="float">
            <text:p>127677.447</text:p>
          </table:table-cell>
          <table:table-cell table:formula="of:=[.D28]" office:value-type="float" office:value="127677.447" calcext:value-type="float">
            <text:p>127677.44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lbania</text:p>
          </table:table-cell>
          <table:table-cell office:value-type="float" office:value="2150.598" calcext:value-type="float">
            <text:p>2150.598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ndorra</text:p>
          </table:table-cell>
          <table:table-cell office:value-type="float" office:value="24.276" calcext:value-type="float">
            <text:p>24.276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Bosnia and Herzegovina</text:p>
          </table:table-cell>
          <table:table-cell office:value-type="float" office:value="3760.527" calcext:value-type="float">
            <text:p>3760.527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roatia</text:p>
          </table:table-cell>
          <table:table-cell office:value-type="float" office:value="4423.072" calcext:value-type="float">
            <text:p>4423.072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ibraltar</text:p>
          </table:table-cell>
          <table:table-cell office:value-type="float" office:value="28.56" calcext:value-type="float">
            <text:p>28.56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reece</text:p>
          </table:table-cell>
          <table:table-cell office:value-type="float" office:value="8659.795" calcext:value-type="float">
            <text:p>8659.795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Holy See</text:p>
          </table:table-cell>
          <table:table-cell office:value-type="float" office:value="0.644" calcext:value-type="float">
            <text:p>0.644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Italy</text:p>
          </table:table-cell>
          <table:table-cell office:value-type="float" office:value="53578.683" calcext:value-type="float">
            <text:p>53578.683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alta</text:p>
          </table:table-cell>
          <table:table-cell office:value-type="float" office:value="320.086" calcext:value-type="float">
            <text:p>320.08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Montenegro</text:p>
          </table:table-cell>
          <table:table-cell office:value-type="float" office:value="519.696" calcext:value-type="float">
            <text:p>519.696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ortugal</text:p>
          </table:table-cell>
          <table:table-cell office:value-type="float" office:value="8701.855" calcext:value-type="float">
            <text:p>8701.855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an Marino</text:p>
          </table:table-cell>
          <table:table-cell office:value-type="float" office:value="19.138" calcext:value-type="float">
            <text:p>19.138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erbia</text:p>
          </table:table-cell>
          <table:table-cell office:value-type="float" office:value="8119.86" calcext:value-type="float">
            <text:p>8119.8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lovenia</text:p>
          </table:table-cell>
          <table:table-cell office:value-type="float" office:value="1669.581" calcext:value-type="float">
            <text:p>1669.581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pain</text:p>
          </table:table-cell>
          <table:table-cell office:value-type="float" office:value="33980.276" calcext:value-type="float">
            <text:p>33980.276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FYR Macedonia</text:p>
          </table:table-cell>
          <table:table-cell office:value-type="float" office:value="1720.8" calcext:value-type="float">
            <text:p>1720.8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Western Europe</text:p>
          </table:table-cell>
          <table:table-cell office:value-type="float" office:value="166120.95" calcext:value-type="float">
            <text:p>166120.95</text:p>
          </table:table-cell>
          <table:table-cell table:formula="of:=[.C45]" office:value-type="float" office:value="166120.95" calcext:value-type="float">
            <text:p>166120.95</text:p>
          </table:table-cell>
          <table:table-cell table:formula="of:=[.D45]" office:value-type="float" office:value="166120.95" calcext:value-type="float">
            <text:p>166120.9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ustria</text:p>
          </table:table-cell>
          <table:table-cell office:value-type="float" office:value="7516.239" calcext:value-type="float">
            <text:p>7516.239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Belgium</text:p>
          </table:table-cell>
          <table:table-cell office:value-type="float" office:value="9632.18" calcext:value-type="float">
            <text:p>9632.18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France</text:p>
          </table:table-cell>
          <table:table-cell office:value-type="float" office:value="50843.829" calcext:value-type="float">
            <text:p>50843.829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Germany</text:p>
          </table:table-cell>
          <table:table-cell office:value-type="float" office:value="78572.984" calcext:value-type="float">
            <text:p>78572.984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Liechtenstein</text:p>
          </table:table-cell>
          <table:table-cell office:value-type="float" office:value="21.265" calcext:value-type="float">
            <text:p>21.265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uxembourg</text:p>
          </table:table-cell>
          <table:table-cell office:value-type="float" office:value="339.668" calcext:value-type="float">
            <text:p>339.66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Monaco</text:p>
          </table:table-cell>
          <table:table-cell office:value-type="float" office:value="23.484" calcext:value-type="float">
            <text:p>23.484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Netherlands</text:p>
          </table:table-cell>
          <table:table-cell office:value-type="float" office:value="13001.943" calcext:value-type="float">
            <text:p>13001.943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witzerland</text:p>
          </table:table-cell>
          <table:table-cell office:value-type="float" office:value="6169.358" calcext:value-type="float">
            <text:p>6169.358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E2:.E54])" office:value-type="float" office:value="460692.986" calcext:value-type="float">
            <text:p>460692.9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number:number-style style:name="N121">
      <number:number number:decimal-places="1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9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dc:date>2019-05-28T14:38:33.985000000</dc:date>
    <meta:editing-duration>PT20H11M13S</meta:editing-duration>
    <meta:editing-cycles>1</meta:editing-cycles>
    <meta:document-statistic meta:table-count="3" meta:cell-count="5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9" style:family="chart" style:data-style-name="N12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2cm" svg:height="9.003cm" xlink:href=".." xlink:type="simple" chart:class="chart:scatter" chart:style-name="ch1">
        <chart:legend chart:legend-position="bottom" svg:x="3.384cm" svg:y="8.214cm" style:legend-expansion="wide" chart:style-name="ch2"/>
        <chart:plot-area chart:style-name="ch3" table:cell-range-address="Population_Calibration.A2:Population_Calibration.A12 Population_Calibration.E2:Population_Calibration.F12" svg:x="0.319cm" svg:y="0.18cm" svg:width="15.354cm" svg:height="7.854cm">
          <chartooo:coordinate-region svg:x="1.438cm" svg:y="0.382cm" svg:width="13.852cm" svg:height="6.9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opulation_Calibration.E2:Population_Calibration.E12" chart:class="chart:scatter">
            <chart:domain table:cell-range-address="Population_Calibration.A2:Population_Calibration.A12"/>
            <chart:regression-curve chart:style-name="ch8">
              <chart:equation chart:display-equation="true" chart:display-r-square="true"/>
            </chart:regression-curve>
            <chart:data-point chart:repeated="11"/>
          </chart:series>
          <chart:series chart:style-name="ch9" chart:values-cell-range-address="Population_Calibration.F2:Population_Calibration.F12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00">
                <text:p>1900</text:p>
                <draw:g>
                  <svg:desc>Population_Calibration.A2:Population_Calibration.A12</svg:desc>
                </draw:g>
              </table:table-cell>
              <table:table-cell office:value-type="float" office:value="0.217589214965095">
                <text:p>0.217589214965095</text:p>
                <draw:g>
                  <svg:desc>Population_Calibration.E2:Population_Calibration.E12</svg:desc>
                </draw:g>
              </table:table-cell>
              <table:table-cell office:value-type="float" office:value="0.204119982655925">
                <text:p>0.204119982655925</text:p>
                <draw:g>
                  <svg:desc>Population_Calibration.F2:Population_Calibration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7">
                <text:p>1927</text:p>
              </table:table-cell>
              <table:table-cell office:value-type="float" office:value="0.308244176740606">
                <text:p>0.30824417674060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55">
                <text:p>1955</text:p>
              </table:table-cell>
              <table:table-cell office:value-type="float" office:value="0.442824559187638">
                <text:p>0.442824559187638</text:p>
              </table:table-cell>
              <table:table-cell office:value-type="float" office:value="0.447158031342219">
                <text:p>0.447158031342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65">
                <text:p>1965</text:p>
              </table:table-cell>
              <table:table-cell office:value-type="float" office:value="0.523694452381668">
                <text:p>0.523694452381668</text:p>
              </table:table-cell>
              <table:table-cell office:value-type="float" office:value="0.518513939877887">
                <text:p>0.5185139398778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75">
                <text:p>1975</text:p>
              </table:table-cell>
              <table:table-cell office:value-type="float" office:value="0.61056435226876">
                <text:p>0.6105643522687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0">
                <text:p>1980</text:p>
              </table:table-cell>
              <table:table-cell office:value-type="float" office:value="0.649179030048144">
                <text:p>0.649179030048144</text:p>
              </table:table-cell>
              <table:table-cell office:value-type="float" office:value="0.653212513775344">
                <text:p>0.6532125137753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5">
                <text:p>1985</text:p>
              </table:table-cell>
              <table:table-cell office:value-type="float" office:value="0.687867703617988">
                <text:p>0.687867703617988</text:p>
              </table:table-cell>
              <table:table-cell office:value-type="float" office:value="0.685741738602264">
                <text:p>0.6857417386022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5">
                <text:p>1995</text:p>
              </table:table-cell>
              <table:table-cell office:value-type="float" office:value="0.759781124127364">
                <text:p>0.759781124127364</text:p>
              </table:table-cell>
              <table:table-cell office:value-type="float" office:value="0.755874855672491">
                <text:p>0.7558748556724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9">
                <text:p>1999</text:p>
              </table:table-cell>
              <table:table-cell office:value-type="float" office:value="0.782966836578116">
                <text:p>0.782966836578116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9">
                <text:p>2009</text:p>
              </table:table-cell>
              <table:table-cell office:value-type="float" office:value="0.837190573598745">
                <text:p>0.837190573598745</text:p>
              </table:table-cell>
              <table:table-cell office:value-type="float" office:value="0.832508912706236">
                <text:p>0.832508912706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7">
                <text:p>2017</text:p>
              </table:table-cell>
              <table:table-cell office:value-type="float" office:value="0.878297696888865">
                <text:p>0.87829769688886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